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49ecf" officeooo:paragraph-rsid="00049ecf" style:font-weight-asian="normal" style:font-weight-complex="normal"/>
    </style:style>
    <style:style style:name="P2" style:family="paragraph" style:parent-style-name="Standard">
      <style:text-properties fo:font-weight="normal" officeooo:rsid="00049ecf" officeooo:paragraph-rsid="0006e3de" style:font-weight-asian="normal" style:font-weight-complex="normal"/>
    </style:style>
    <style:style style:name="P3" style:family="paragraph" style:parent-style-name="Standard">
      <style:text-properties fo:font-weight="normal" officeooo:rsid="00049ecf" officeooo:paragraph-rsid="000718b5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49ecf" style:font-weight-asian="bold" style:font-weight-complex="bold"/>
    </style:style>
    <style:style style:name="P6" style:family="paragraph" style:parent-style-name="Standard">
      <style:text-properties fo:font-style="italic" fo:font-weight="normal" officeooo:rsid="00049ecf" officeooo:paragraph-rsid="00049ecf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49ecf" officeooo:paragraph-rsid="0006e3d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49ecf" officeooo:paragraph-rsid="000718b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6e3de" officeooo:paragraph-rsid="0006e3d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093aba" officeooo:paragraph-rsid="00093aba" style:font-style-asian="italic" style:font-weight-asian="normal" style:font-style-complex="italic" style:font-weight-complex="normal"/>
    </style:style>
    <style:style style:name="T1" style:family="text">
      <style:text-properties officeooo:rsid="00049ecf"/>
    </style:style>
    <style:style style:name="T2" style:family="text">
      <style:text-properties officeooo:rsid="0006e3de"/>
    </style:style>
    <style:style style:name="T3" style:family="text">
      <style:text-properties officeooo:rsid="000718b5"/>
    </style:style>
    <style:style style:name="T4" style:family="text">
      <style:text-properties officeooo:rsid="00093aba"/>
    </style:style>
    <style:style style:name="T5" style:family="text">
      <style:text-properties fo:color="#9cdcfe"/>
    </style:style>
    <style:style style:name="T6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# Configuration</text:p>
      <text:p text:style-name="Standard"/>
      <text:p text:style-name="Standard">You’ll start by editing config/cred.js file by adding aws credential.</text:p>
      <text:p text:style-name="Standard"/>
      <text:p text:style-name="Standard">1. Goto S3 and select/create a bucket then set Key bucketId bucketId in the file.</text:p>
      <text:p text:style-name="Standard">2. set credentials for accessKeyId and secretAccessKey.</text:p>
      <text:p text:style-name="Standard">3. Install Serverless CLI to run the application then use cmd “sls offline start”.</text:p>
      <text:p text:style-name="Standard"/>
      <text:p text:style-name="P5">## <text:span text:style-name="T1">API</text:span></text:p>
      <text:p text:style-name="P5"/>
      <text:p text:style-name="P1">upload an image:</text:p>
      <text:p text:style-name="P6">api: dev/upload</text:p>
      <text:p text:style-name="P6">type: POST</text:p>
      <text:p text:style-name="P6">requestParameter: file (this will take value of an input type file).</text:p>
      <text:p text:style-name="P6">{</text:p>
      <text:p text:style-name="P6"><text:tab/>file: &lt;formData or input type file data&gt;</text:p>
      <text:p text:style-name="P6">}</text:p>
      <text:p text:style-name="P10">response</text:p>
      <text:p text:style-name="P10">{</text:p>
      <text:p text:style-name="Standard"><text:s/>message: "success", data: <text:span text:style-name="T4">&lt;{</text:span>metadata<text:span text:style-name="T4">}&gt;</text:span></text:p>
      <text:p text:style-name="P10">}</text:p>
      <text:p text:style-name="P9">I added some dummy API for user schema </text:p>
      <text:p text:style-name="P9"/>
      <text:p text:style-name="P2"><text:span text:style-name="T2">Add user</text:span>:</text:p>
      <text:p text:style-name="P7">api: dev/<text:span text:style-name="T2">users</text:span></text:p>
      <text:p text:style-name="P7">type: POST</text:p>
      <text:p text:style-name="P9">request: {</text:p>
      <text:p text:style-name="P9"><text:tab/>userId:&lt;xyz&gt;,name:&lt;xyz&gt;</text:p>
      <text:p text:style-name="P9">}</text:p>
      <text:p text:style-name="P9"/>
      <text:p text:style-name="P3"><text:span text:style-name="T3">Get user</text:span>:</text:p>
      <text:p text:style-name="P8">api: dev/<text:span text:style-name="T2">users/&lt;userId&gt;</text:span></text:p>
      <text:p text:style-name="P8">type: <text:span text:style-name="T3">GET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19:59:09.807011958</meta:creation-date>
    <dc:date>2021-08-17T20:10:00.191412025</dc:date>
    <meta:editing-duration>PT8M2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08" meta:character-count="658" meta:non-whitespace-character-count="573"/>
  </office:meta>
</office:document-meta>
</file>